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5in" table:align="left"/>
    </style:style>
    <style:style style:name="Table2.A" style:family="table-column">
      <style:table-column-properties style:column-width="1.1535in"/>
    </style:style>
    <style:style style:name="Table2.B" style:family="table-column">
      <style:table-column-properties style:column-width="2.534in"/>
    </style:style>
    <style:style style:name="Table2.C" style:family="table-column">
      <style:table-column-properties style:column-width="1.9375in"/>
    </style:style>
    <style:style style:name="Table2.D" style:family="table-column">
      <style:table-column-properties style:column-width="1.875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text-properties officeooo:paragraph-rsid="001b344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3bc11c"/>
    </style:style>
    <style:style style:name="P7" style:family="paragraph" style:parent-style-name="Table_20_Contents">
      <style:text-properties officeooo:paragraph-rsid="003fe33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afee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14e099" style:font-size-asian="12pt" style:font-size-complex="12pt"/>
    </style:style>
    <style:style style:name="T6" style:family="text">
      <style:text-properties fo:font-size="12pt" officeooo:rsid="003d5f5d" style:font-size-asian="12pt" style:font-size-complex="12pt"/>
    </style:style>
    <style:style style:name="T7" style:family="text">
      <style:text-properties fo:font-size="12pt" officeooo:rsid="003dcac2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officeooo:rsid="002dafee"/>
    </style:style>
    <style:style style:name="T10" style:family="text">
      <style:text-properties officeooo:rsid="002f8b13"/>
    </style:style>
    <style:style style:name="T11" style:family="text">
      <style:text-properties officeooo:rsid="003471b0"/>
    </style:style>
    <style:style style:name="T12" style:family="text">
      <style:text-properties officeooo:rsid="003a5852"/>
    </style:style>
    <style:style style:name="T13" style:family="text">
      <style:text-properties officeooo:rsid="003d5f5d"/>
    </style:style>
    <style:style style:name="T14" style:family="text">
      <style:text-properties officeooo:rsid="00414ee2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<text:span text:style-name="T9">3</text:span></text:p>
      <text:p text:style-name="P2"><text:span text:style-name="T1">Materia: <text:tab/><text:tab/></text:span><text:span text:style-name="T3">Inglés IX, X</text:span></text:p>
      <text:p text:style-name="P2"><text:span text:style-name="T1">Licenciatura: <text:tab/>I</text:span><text:span text:style-name="T2">nterpretación y <text:s/>Traducción</text:span></text:p>
      <text:p text:style-name="Standard"/>
      <text:p text:style-name="P6"><text:span text:style-name="Strong_20_Emphasis"><text:span text:style-name="T4">HW_0</text:span></text:span><text:span text:style-name="Strong_20_Emphasis"><text:span text:style-name="T7">5</text:span></text:span><text:span text:style-name="Strong_20_Emphasis"><text:span text:style-name="T5"> </text:span></text:span><text:span text:style-name="Strong_20_Emphasis"><text:span text:style-name="T7">Critique of Charlotte’s Web</text:span></text:span></text:p>
      <text:p text:style-name="P5"><text:span text:style-name="Strong_20_Emphasis">(Convert to 10 pt scale)</text:span></text:p>
      <text:p text:style-name="P5"><text:span text:style-name="Strong_20_Emphasis"/></text:p>
      <text:section text:style-name="Sect1" text:name="md-content-348381438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Table_20_Heading">Criteria</text:p>
              </table:table-cell>
              <table:table-cell table:style-name="Table2.A1" office:value-type="string">
                <text:p text:style-name="Table_20_Heading">3 - Excellent</text:p>
              </table:table-cell>
              <table:table-cell table:style-name="Table2.A1" office:value-type="string">
                <text:p text:style-name="Table_20_Heading">2 - Satisfactory</text:p>
              </table:table-cell>
              <table:table-cell table:style-name="Table2.A1" office:value-type="string">
                <text:p text:style-name="Table_20_Heading">1 - Needs Improvement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trong_20_Emphasis">Introduction</text:span></text:p>
            </table:table-cell>
            <table:table-cell table:style-name="Table2.A1" office:value-type="string">
              <text:p text:style-name="P7">Clearly introduces the book and author, including significance, publication date, and a concise overview. Clearly states the purpose of the critique. </text:p>
            </table:table-cell>
            <table:table-cell table:style-name="Table2.A1" office:value-type="string">
              <text:p text:style-name="Table_20_Contents">Introduces the book and author but lacks clarity or completeness in significance or overview. States the purpose but with limited clarity.</text:p>
            </table:table-cell>
            <table:table-cell table:style-name="Table2.A1" office:value-type="string">
              <text:p text:style-name="Table_20_Contents">Introduction is vague or missing key elements such as author background, book significance, or critique purpose.</text:p>
            </table:table-cell>
          </table:table-row>
          <table:table-row>
            <table:table-cell table:style-name="Table2.A1" office:value-type="string">
              <text:p text:style-name="Table_20_Contents"><text:span text:style-name="Strong_20_Emphasis">Major Theme Development</text:span></text:p>
            </table:table-cell>
            <table:table-cell table:style-name="Table2.A1" office:value-type="string">
              <text:p text:style-name="Table_20_Contents">Effectively defines and analyzes two major themes with clear examples from the text. Provides insightful evaluation of author’s theme development.</text:p>
            </table:table-cell>
            <table:table-cell table:style-name="Table2.A1" office:value-type="string">
              <text:p text:style-name="Table_20_Contents">Defines two themes with some examples and partial evaluation of author’s effectiveness.</text:p>
            </table:table-cell>
            <table:table-cell table:style-name="Table2.A1" office:value-type="string">
              <text:p text:style-name="Table_20_Contents">Themes are poorly defined or supported with minimal or no examples. Evaluation of theme development is missing or unclear.</text:p>
            </table:table-cell>
          </table:table-row>
          <table:table-row>
            <table:table-cell table:style-name="Table2.A1" office:value-type="string">
              <text:p text:style-name="Table_20_Contents"><text:span text:style-name="Strong_20_Emphasis">Character Development</text:span></text:p>
            </table:table-cell>
            <table:table-cell table:style-name="Table2.A1" office:value-type="string">
              <text:p text:style-name="Table_20_Contents">Thoroughly describes two main characters, supports analysis with textual examples, and critically evaluates author’s character development.</text:p>
            </table:table-cell>
            <table:table-cell table:style-name="Table2.A1" office:value-type="string">
              <text:p text:style-name="Table_20_Contents">Describes characters with some examples and basic evaluation of development.</text:p>
            </table:table-cell>
            <table:table-cell table:style-name="Table2.A1" office:value-type="string">
              <text:p text:style-name="Table_20_Contents">Character descriptions are incomplete or unsupported; evaluation is superficial or absent.</text:p>
            </table:table-cell>
          </table:table-row>
          <table:table-row>
            <table:table-cell table:style-name="Table2.A1" office:value-type="string">
              <text:p text:style-name="Table_20_Contents"><text:span text:style-name="Strong_20_Emphasis">Story Arcs</text:span></text:p>
            </table:table-cell>
            <table:table-cell table:style-name="Table2.A1" office:value-type="string">
              <text:p text:style-name="Table_20_Contents">Clearly defines major and minor story arcs with relevant examples; demonstrates understanding of plot structure.</text:p>
            </table:table-cell>
            <table:table-cell table:style-name="Table2.A1" office:value-type="string">
              <text:p text:style-name="Table_20_Contents">Provides basic definition and examples of story arcs but lacks depth or clarity.</text:p>
            </table:table-cell>
            <table:table-cell table:style-name="Table2.A1" office:value-type="string">
              <text:p text:style-name="Table_20_Contents">Story arcs are poorly defined or examples are missing; shows limited understanding of plot construction.</text:p>
            </table:table-cell>
          </table:table-row>
          <table:table-row>
            <table:table-cell table:style-name="Table2.A1" office:value-type="string">
              <text:p text:style-name="Table_20_Contents"><text:span text:style-name="Strong_20_Emphasis"><text:span text:style-name="T14">EB White’s </text:span></text:span><text:span text:style-name="Strong_20_Emphasis">Writing Style</text:span></text:p>
            </table:table-cell>
            <table:table-cell table:style-name="Table2.A1" office:value-type="string">
              <text:p text:style-name="Table_20_Contents">Insightfully evaluates E.B. White’s writing style covering ease of reading, flow, dialogue, wordiness, emotive quality, logic, and genre cohesion.</text:p>
            </table:table-cell>
            <table:table-cell table:style-name="Table2.A1" office:value-type="string">
              <text:p text:style-name="Table_20_Contents">Addresses some aspects of writing style but lacks depth or completeness in evaluation.</text:p>
            </table:table-cell>
            <table:table-cell table:style-name="Table2.A1" office:value-type="string">
              <text:p text:style-name="Table_20_Contents">Writing style evaluation is minimal, unclear, or missing key elements.</text:p>
            </table:table-cell>
          </table:table-row>
          <table:table-row>
            <table:table-cell table:style-name="Table2.A1" office:value-type="string">
              <text:p text:style-name="Table_20_Contents"><text:span text:style-name="Strong_20_Emphasis">Conclusions</text:span></text:p>
            </table:table-cell>
            <table:table-cell table:style-name="Table2.A1" office:value-type="string">
              <text:p text:style-name="Table_20_Contents">Summarizes all critique sections clearly and logically; provides a well-articulated personal opinion.</text:p>
            </table:table-cell>
            <table:table-cell table:style-name="Table2.A1" office:value-type="string">
              <text:p text:style-name="Table_20_Contents">Summarizes most sections with some clarity; personal opinion is stated but lacks detail.</text:p>
            </table:table-cell>
            <table:table-cell table:style-name="Table2.A1" office:value-type="string">
              <text:p text:style-name="Table_20_Contents">Conclusion is incomplete, unclear, or missing; personal opinion is absent or vague.</text:p>
            </table:table-cell>
          </table:table-row>
          <table:table-row>
            <table:table-cell table:style-name="Table2.A1" office:value-type="string">
              <text:p text:style-name="Table_20_Contents"><text:span text:style-name="Strong_20_Emphasis"><text:span text:style-name="T10">Document </text:span></text:span><text:span text:style-name="Strong_20_Emphasis">Formatting </text:span><text:span text:style-name="Strong_20_Emphasis"><text:span text:style-name="T10">and</text:span></text:span><text:span text:style-name="Strong_20_Emphasis"> Presentation</text:span></text:p>
            </table:table-cell>
            <table:table-cell table:style-name="Table2.A1" office:value-type="string">
              <text:p text:style-name="Table_20_Contents">Fully adheres to modified APA style (single-spaced, 0.5 inch margins, 12-pt Times New Roman, double-sided printing if possible); formatting is consistent and professional; assignment submitted as required.</text:p>
            </table:table-cell>
            <table:table-cell table:style-name="Table2.A1" office:value-type="string">
              <text:p text:style-name="Table_20_Contents">Mostly adheres to formatting guidelines with minor errors; submission meets basic requirements but lacks polish in some areas.</text:p>
            </table:table-cell>
            <table:table-cell table:style-name="Table2.A1" office:value-type="string">
              <text:p text:style-name="Table_20_Contents">Formatting guidelines are not followed; submission is incomplete or not saved/submitted as required.</text:p>
            </table:table-cell>
          </table:table-row>
        </table:table>
        <text:p text:style-name="Text_20_body"/>
      </text:section>
      <text:section text:style-name="Sect1" text:name="md-content-197282861">
        <text:p text:style-name="P4"><text:soft-page-break/><text:span text:style-name="Strong_20_Emphasis">A</text:span><text:span text:style-name="Strong_20_Emphasis"><text:span text:style-name="T8">ssignment</text:span></text:span><text:span text:style-name="Strong_20_Emphasis">:</text:span></text:p>
        <text:p text:style-name="Standard">HW_05 [Due: 10 Jun 2025]<text:tab/>&lt;== 9A+B+C</text:p>
        <text:p text:style-name="Standard">HW_05 [Due: 12 Jun 2025]<text:tab/>&lt;== 10A</text:p>
        <text:p text:style-name="Standard"/>
        <text:p text:style-name="Standard"/>
        <text:p text:style-name="Standard">--- Task 1</text:p>
        <text:p text:style-name="Standard">Write a three+-page critique of Charlotte's Web. Use the Chesapeake College guide to organize your document and present your critique in the format below (see Marron_StyleGuide.pdf for more details). Please note that the questions and statements under each section below are for guidance only. Do not include the questions or the statements in your critique.</text:p>
        <text:p text:style-name="Standard"/>
        <text:p text:style-name="Standard"/>
        <text:p text:style-name="Standard"><text:tab/>Task 1: A Critique of E.B. White's, "Charlotte's Web"</text:p>
        <text:p text:style-name="Standard"/>
        <text:p text:style-name="Standard">Introduction<text:tab/><text:tab/><text:tab/><text:tab/><text:tab/></text:p>
        <text:p text:style-name="Standard"><text:tab/>* What is "Charlotte's Web"? Why is it important? </text:p>
        <text:p text:style-name="Standard"><text:tab/>* Who is E.B. White? Why is he famous? When did he publish the book?</text:p>
        <text:p text:style-name="Standard"><text:tab/>* Provide a very brief overview of the book</text:p>
        <text:p text:style-name="Standard"><text:tab/>* Briefly explain what your critique will accomplish</text:p>
        <text:p text:style-name="Standard"/>
        <text:p text:style-name="Standard"><text:tab/></text:p>
        <text:p text:style-name="Standard">Major Theme Development<text:tab/><text:tab/></text:p>
        <text:p text:style-name="Standard"><text:tab/><text:tab/>* Theme 1<text:tab/><text:tab/><text:tab/></text:p>
        <text:p text:style-name="Standard"><text:tab/><text:tab/><text:tab/>==&gt; Definition of the theme</text:p>
        <text:p text:style-name="Standard"><text:tab/><text:tab/><text:tab/>==&gt; Describe how the theme is developed citing examples from the book</text:p>
        <text:p text:style-name="Standard"><text:tab/><text:tab/><text:tab/>==&gt; Evaluate the author's ability to develop the theme</text:p>
        <text:p text:style-name="Standard"><text:tab/><text:tab/></text:p>
        <text:p text:style-name="Standard"><text:tab/><text:tab/>* Theme 2</text:p>
        <text:p text:style-name="Standard"><text:tab/><text:tab/><text:tab/>==&gt; Definition of the theme</text:p>
        <text:p text:style-name="Standard"><text:tab/><text:tab/><text:tab/>==&gt; Describe how the theme is developed citing examples from the book</text:p>
        <text:p text:style-name="Standard"><text:tab/><text:tab/><text:tab/>==&gt; Evaluate the author's ability to develop the theme</text:p>
        <text:p text:style-name="Standard"><text:tab/><text:tab/></text:p>
        <text:p text:style-name="Standard">Character Development<text:tab/></text:p>
        <text:p text:style-name="Standard"><text:tab/><text:tab/>* Character 1<text:tab/></text:p>
        <text:p text:style-name="Standard"><text:tab/><text:tab/><text:tab/>==&gt; Description of the character</text:p>
        <text:p text:style-name="Standard"><text:tab/><text:tab/><text:tab/>==&gt; Describe how the character is developed citing examples from the book</text:p>
        <text:p text:style-name="Standard"><text:tab/><text:tab/><text:tab/>==&gt; Evaluate the author's ability to develop the character</text:p>
        <text:p text:style-name="Standard"><text:tab/><text:tab/></text:p>
        <text:p text:style-name="Standard"><text:tab/><text:tab/>* Character 2</text:p>
        <text:p text:style-name="Standard"><text:tab/><text:tab/><text:tab/>==&gt; Description of the character</text:p>
        <text:p text:style-name="Standard"><text:tab/><text:tab/><text:tab/>==&gt; Describe how the character is developed citing examples from the book</text:p>
        <text:p text:style-name="Standard"><text:tab/><text:tab/><text:tab/>==&gt; Evaluate the author's ability to develop the character</text:p>
        <text:p text:style-name="Standard"/>
        <text:p text:style-name="Standard">Story Arcs<text:tab/><text:tab/></text:p>
        <text:p text:style-name="Standard"><text:tab/><text:tab/>* Briefly define and/or diagram the major story arc (the chronological construction of the plot)</text:p>
        <text:p text:style-name="Standard"><text:tab/><text:tab/>* Briefly provide examples of how minor story arcs are used by the author</text:p>
        <text:p text:style-name="Standard"/>
        <text:p text:style-name="Standard">Writing Style<text:tab/></text:p>
        <text:p text:style-name="Standard"><text:tab/><text:tab/>* Evaluate E.B. White's writing style</text:p>
        <text:p text:style-name="Standard"><text:soft-page-break/><text:tab/><text:tab/>==&gt; ease of reading?</text:p>
        <text:p text:style-name="Standard"><text:tab/><text:tab/>==&gt; flow?</text:p>
        <text:p text:style-name="Standard"><text:tab/><text:tab/>==&gt; dialog?</text:p>
        <text:p text:style-name="Standard"><text:tab/><text:tab/>==&gt; wordiness?</text:p>
        <text:p text:style-name="Standard"><text:tab/><text:tab/>==&gt; emotive?</text:p>
        <text:p text:style-name="Standard"><text:tab/><text:tab/>==&gt; holds together logically?</text:p>
        <text:p text:style-name="Standard"><text:tab/><text:tab/>==&gt; genre?</text:p>
        <text:p text:style-name="Standard"><text:tab/><text:tab/><text:tab/>==&gt; holds together logically?</text:p>
        <text:p text:style-name="Standard"><text:tab/><text:tab/><text:tab/>==&gt; genre?</text:p>
        <text:p text:style-name="Standard"/>
        <text:p text:style-name="Standard">Conclusions<text:tab/><text:tab/></text:p>
        <text:p text:style-name="Standard"><text:tab/>* Summarize Major Theme Development section</text:p>
        <text:p text:style-name="Standard"><text:tab/>* Summarize Character Development section</text:p>
        <text:p text:style-name="Standard"><text:tab/>* Summarize Story Arcs section</text:p>
        <text:p text:style-name="Standard"><text:tab/>* Summarize Writing Style section</text:p>
        <text:p text:style-name="Standard"><text:tab/>* State your personal opinion of the work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12T15:50:28.909495504</dc:date>
    <meta:editing-duration>PT3H6M17S</meta:editing-duration>
    <meta:editing-cycles>50</meta:editing-cycles>
    <meta:generator>LibreOffice/7.3.7.2$Linux_X86_64 LibreOffice_project/30$Build-2</meta:generator>
    <meta:document-statistic meta:table-count="1" meta:image-count="1" meta:object-count="0" meta:page-count="3" meta:paragraph-count="91" meta:word-count="716" meta:character-count="4832" meta:non-whitespace-character-count="4089"/>
  </office:meta>
</office:document-meta>
</file>